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8f67"/>
    </style:style>
    <style:style style:name="P2" style:family="paragraph" style:parent-style-name="Standard">
      <style:text-properties officeooo:rsid="0020e2eb" officeooo:paragraph-rsid="0020e2eb"/>
    </style:style>
    <style:style style:name="P3" style:family="paragraph" style:parent-style-name="Standard">
      <style:text-properties officeooo:rsid="001458b8" officeooo:paragraph-rsid="002069fe"/>
    </style:style>
    <style:style style:name="P4" style:family="paragraph" style:parent-style-name="Standard">
      <style:text-properties officeooo:paragraph-rsid="001ed62c"/>
    </style:style>
    <style:style style:name="P5" style:family="paragraph" style:parent-style-name="Standard">
      <style:text-properties officeooo:rsid="00216f9b" officeooo:paragraph-rsid="00216f9b"/>
    </style:style>
    <style:style style:name="P6" style:family="paragraph" style:parent-style-name="Standard">
      <style:text-properties officeooo:paragraph-rsid="0017c0ff"/>
    </style:style>
    <style:style style:name="P7" style:family="paragraph" style:parent-style-name="Standard">
      <style:text-properties officeooo:rsid="001458b8" officeooo:paragraph-rsid="001458b8"/>
    </style:style>
    <style:style style:name="P8" style:family="paragraph" style:parent-style-name="Standard">
      <style:text-properties officeooo:rsid="001e434c" officeooo:paragraph-rsid="001e434c"/>
    </style:style>
    <style:style style:name="P9" style:family="paragraph" style:parent-style-name="Standard">
      <style:text-properties officeooo:paragraph-rsid="001458b8"/>
    </style:style>
    <style:style style:name="P10" style:family="paragraph" style:parent-style-name="Standard">
      <style:text-properties officeooo:rsid="001e19a0" officeooo:paragraph-rsid="001e19a0"/>
    </style:style>
    <style:style style:name="P11" style:family="paragraph" style:parent-style-name="Standard">
      <style:text-properties officeooo:rsid="001458b8" officeooo:paragraph-rsid="001e19a0"/>
    </style:style>
    <style:style style:name="T1" style:family="text">
      <style:text-properties officeooo:rsid="00114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chelorarbeit Literatur</text:span><text:line-break/></text:p>
      <text:p text:style-name="P1"><text:a xlink:type="simple" xlink:href="https://docs.google.com/document/d/1X2lq77IWQor6WU_22P6fNvU7BLSM2HsHeRDZrE22MaA/edit?tab=t.0" text:style-name="Internet_20_link" text:visited-style-name="Visited_20_Internet_20_Link">https://docs.google.com/document/d/1X2lq77IWQor6WU_22P6fNvU7BLSM2HsHeRDZrE22MaA/edit?tab=t.0</text:a></text:p>
      <text:p text:style-name="P1"/>
      <text:p text:style-name="P1"><text:a xlink:type="simple" xlink:href="https://dl.acm.org/doi/proceedings/10.1145/3706468" text:style-name="Internet_20_link" text:visited-style-name="Visited_20_Internet_20_Link">https://dl.acm.org/doi/proceedings/10.1145/3706468</text:a></text:p>
      <text:p text:style-name="P1"/>
      <text:p text:style-name="P2">Reproducibility:</text:p>
      <text:p text:style-name="P1"/>
      <text:p text:style-name="P3"><text:a xlink:type="simple" xlink:href="https://royalsocietypublishing.org/doi/full/10.1098/rsta.2020.0210" text:style-name="Internet_20_link" text:visited-style-name="Visited_20_Internet_20_Link">https://royalsocietypublishing.org/doi/full/10.1098/rsta.2020.0210</text:a></text:p>
      <text:p text:style-name="P1"/>
      <text:p text:style-name="P3"><text:a xlink:type="simple" xlink:href="https://plato.stanford.edu/entries/scientific-reproducibility/" text:style-name="Internet_20_link" text:visited-style-name="Visited_20_Internet_20_Link">https://plato.stanford.edu/entries/scientific-reproducibility/</text:a></text:p>
      <text:p text:style-name="P1"/>
      <text:p text:style-name="P4"><text:a xlink:type="simple" xlink:href="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" text:style-name="Internet_20_link" text:visited-style-name="Visited_20_Internet_20_Link">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</text:a></text:p>
      <text:p text:style-name="P1"/>
      <text:p text:style-name="P4"><text:a xlink:type="simple" xlink:href="https://books.google.de/books?hl=de&amp;lr=&amp;id=6T-3DwAAQBAJ&amp;oi=fnd&amp;pg=PR1&amp;dq=reproducibility+in+education+technology&amp;ots=cE4NX1N-3z&amp;sig=Bmdoj6AlMQKBWmjGKIns_-RZfjM#v=onepage&amp;q=reproducibility%20in%20education%20technology&amp;f=false" text:style-name="Internet_20_link" text:visited-style-name="Visited_20_Internet_20_Link">https://books.google.de/books?hl=de&amp;lr=&amp;id=6T-3DwAAQBAJ&amp;oi=fnd&amp;pg=PR1&amp;dq=reproducibility+in+education+technology&amp;ots=cE4NX1N-3z&amp;sig=Bmdoj6AlMQKBWmjGKIns_-RZfjM#v=onepage&amp;q=reproducibility%20in%20education%20technology&amp;f=false</text:a></text:p>
      <text:p text:style-name="P4"/>
      <text:p text:style-name="P1"/>
      <text:p text:style-name="P5">(</text:p>
      <text:p text:style-name="P1"/>
      <text:p text:style-name="P6"><text:a xlink:type="simple" xlink:href="https://www.springermedizin.de/repeat-a-framework-to-assess-empirical-reproducibility-in-biomed/15068846" text:style-name="Internet_20_link" text:visited-style-name="Visited_20_Internet_20_Link">https://www.springermedizin.de/repeat-a-framework-to-assess-empirical-reproducibility-in-biomed/15068846</text:a></text:p>
      <text:p text:style-name="P6"><text:line-break/><text:a xlink:type="simple" xlink:href="https://academic.oup.com/gigascience/article/doi/10.1093/gigascience/giad031/7150394" text:style-name="Internet_20_link" text:visited-style-name="Visited_20_Internet_20_Link">https://academic.oup.com/gigascience/article/doi/10.1093/gigascience/giad031/7150394</text:a></text:p>
      <text:p text:style-name="Standard"/>
      <text:p text:style-name="Standard"><text:a xlink:type="simple" xlink:href="https://www.researchgate.net/publication/330471028_Automation_in_Systematic_Scoping_and_Rapid_Reviews_by_an_NLP_Toolkit_A_Case_Study_in_Enhanced_Living_Environments" text:style-name="Internet_20_link" text:visited-style-name="Visited_20_Internet_20_Link">https://www.researchgate.net/publication/330471028_Automation_in_Systematic_Scoping_and_Rapid_Reviews_by_an_NLP_Toolkit_A_Case_Study_in_Enhanced_Living_Environments</text:a></text:p>
      <text:p text:style-name="P7"/>
      <text:p text:style-name="P7"><text:a xlink:type="simple" xlink:href="https://www.jstor.org/stable/pdf/resrep58994.pdf?acceptTC=true&amp;coverpage=false&amp;addFooter=false" text:style-name="Internet_20_link" text:visited-style-name="Visited_20_Internet_20_Link">https://www.jstor.org/stable/pdf/resrep58994.pdf?acceptTC=true&amp;coverpage=false&amp;addFooter=false</text:a></text:p>
      <text:p text:style-name="P7"/>
      <text:p text:style-name="P7"><text:a xlink:type="simple" xlink:href="https://journals.plos.org/plosone/article?id=10.1371/journal.pone.0319334" text:style-name="Internet_20_link" text:visited-style-name="Visited_20_Internet_20_Link">https://journals.plos.org/plosone/article?id=10.1371/journal.pone.0319334</text:a></text:p>
      <text:p text:style-name="P7"/>
      <text:p text:style-name="P8">)</text:p>
      <text:p text:style-name="P9"/>
      <text:p text:style-name="P10">Open Science:</text:p>
      <text:p text:style-name="P11"><text:a xlink:type="simple" xlink:href="https://open-science-training-handbook.github.io/Open-Science-Training-Handbook_EN/" text:style-name="Internet_20_link" text:visited-style-name="Visited_20_Internet_20_Link">https://open-science-training-handbook.github.io/Open-Science-Training-Handbook_EN/</text:a></text:p>
      <text:p text:style-name="P11"><text:a xlink:type="simple" xlink:href="https://doi.org/10.5281/zenodo.1212496" office:target-frame-name="_blank" xlink:show="new" text:style-name="Internet_20_link" text:visited-style-name="Visited_20_Internet_20_Link">https://doi.org/10.5281/zenodo.1212496</text:a> </text:p>
      <text:p text:style-name="P11"/>
      <text:p text:style-name="P11"><text:a xlink:type="simple" xlink:href="https://par.nsf.gov/servlets/purl/10443571" text:style-name="Internet_20_link" text:visited-style-name="Visited_20_Internet_20_Link">https://par.nsf.gov/servlets/purl/10443571</text:a></text:p>
      <text:p text:style-name="P10"/>
      <text:p text:style-name="P10"/>
      <text:p text:style-name="P10"/>
      <text:p text:style-name="P10"><text:soft-page-break/>LLM Things:</text:p>
      <text:p text:style-name="P10"/>
      <text:p text:style-name="P10"><text:a xlink:type="simple" xlink:href="http://dx.doi.org/10.2139/ssrn.5020034" text:style-name="Internet_20_link" text:visited-style-name="Visited_20_Internet_20_Link">http://dx.doi.org/10.2139/ssrn.5020034</text:a></text:p>
      <text:p text:style-name="P10"/>
      <text:p text:style-name="P10"><text:a xlink:type="simple" xlink:href="https://arxiv.org/pdf/2503.19786" text:style-name="Internet_20_link" text:visited-style-name="Visited_20_Internet_20_Link">https://arxiv.org/pdf/2503.19786</text:a></text:p>
      <text:p text:style-name="Standard"/>
      <text:p text:style-name="Standard"><text:a xlink:type="simple" xlink:href="https://arxiv.org/pdf/2409.04600" text:style-name="Internet_20_link" text:visited-style-name="Visited_20_Internet_20_Link">https://arxiv.org/pdf/2409.04600</text:a></text:p>
      <text:p text:style-name="Standard"/>
      <text:p text:style-name="Standard"><text:a xlink:type="simple" xlink:href="https://dl.acm.org/doi/pdf/10.1145/3677389.3702588" text:style-name="Internet_20_link" text:visited-style-name="Visited_20_Internet_20_Link">https://dl.acm.org/doi/pdf/10.1145/3677389.3702588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6T11:07:38.317000000</meta:creation-date>
    <dc:date>2025-07-24T15:05:11.638532600</dc:date>
    <meta:editing-duration>PT1H1M4S</meta:editing-duration>
    <meta:editing-cycles>17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24" meta:word-count="27" meta:character-count="1793" meta:non-whitespace-character-count="1787"/>
  </office:meta>
</office:document-meta>
</file>